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7465in"/>
    </style:style>
    <style:style style:name="co4" style:family="table-column">
      <style:table-column-properties fo:break-before="auto" style:column-width="0.5402in"/>
    </style:style>
    <style:style style:name="co5" style:family="table-column">
      <style:table-column-properties fo:break-before="auto" style:column-width="0.4984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002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076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eplearn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oose</text:p>
          </table:table-cell>
          <table:table-cell table:style-name="ce1" office:value-type="string" calcext:value-type="string">
            <text:p>Commute</text:p>
          </table:table-cell>
          <table:table-cell table:style-name="ce1" office:value-type="string" calcext:value-type="string">
            <text:p>Traces</text:p>
          </table:table-cell>
          <table:table-cell table:style-name="ce1" office:value-type="string" calcext:value-type="string">
            <text:p>Depth</text:p>
          </table:table-cell>
          <table:table-cell table:style-name="ce1" office:value-type="string" calcext:value-type="string">
            <text:p>Cycle Length</text:p>
          </table:table-cell>
          <table:table-cell table:style-name="ce1" office:value-type="string" calcext:value-type="string">
            <text:p>Actual Traces</text:p>
          </table:table-cell>
          <table:table-cell table:style-name="ce1" office:value-type="string" calcext:value-type="string">
            <text:p>Ragtimer Time (s)</text:p>
          </table:table-cell>
          <table:table-cell table:style-name="ce1" office:value-type="string" calcext:value-type="string">
            <text:p>Probability</text:p>
          </table:table-cell>
          <table:table-cell table:style-name="ce1" office:value-type="string" calcext:value-type="string">
            <text:p>Prism Time (s)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1" calcext:value-type="float">
            <text:p>18.71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2" calcext:value-type="float">
            <text:p>18.82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" calcext:value-type="float">
            <text:p>21.31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6" calcext:value-type="float">
            <text:p>18.86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.92" calcext:value-type="float">
            <text:p>19.92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4.75" calcext:value-type="float">
            <text:p>24.75</text:p>
          </table:table-cell>
          <table:table-cell office:value-type="float" office:value="0.00000018749472717638" calcext:value-type="float">
            <text:p>1.87494727176383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7" calcext:value-type="float">
            <text:p>19.17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" calcext:value-type="float">
            <text:p>19.54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6" calcext:value-type="float">
            <text:p>21.76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3" calcext:value-type="float">
            <text:p>19.73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6.75" calcext:value-type="float">
            <text:p>26.75</text:p>
          </table:table-cell>
          <table:table-cell office:value-type="float" office:value="0.00000029663719219984" calcext:value-type="float">
            <text:p>2.9663719219984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19.98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3" calcext:value-type="float">
            <text:p>21.33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43" calcext:value-type="float">
            <text:p>23.43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.6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51" calcext:value-type="float">
            <text:p>20.51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67" calcext:value-type="float">
            <text:p>33.67</text:p>
          </table:table-cell>
          <table:table-cell office:value-type="float" office:value="0.0000002985957390004" calcext:value-type="float">
            <text:p>2.98595739000399E-0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2" calcext:value-type="float">
            <text:p>19.52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3" calcext:value-type="float">
            <text:p>19.53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89" calcext:value-type="float">
            <text:p>21.89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51" calcext:value-type="float">
            <text:p>19.5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3.94" calcext:value-type="float">
            <text:p>23.94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13" calcext:value-type="float">
            <text:p>20.13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46" calcext:value-type="float">
            <text:p>22.46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09" calcext:value-type="float">
            <text:p>20.0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.32" calcext:value-type="float">
            <text:p>20.32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4.7" calcext:value-type="float">
            <text:p>24.7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81" calcext:value-type="float">
            <text:p>19.81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09" calcext:value-type="float">
            <text:p>22.0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.15" calcext:value-type="float">
            <text:p>20.15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.99" calcext:value-type="float">
            <text:p>17.9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5.49" calcext:value-type="float">
            <text:p>25.4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23" calcext:value-type="float">
            <text:p>19.23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41" calcext:value-type="float">
            <text:p>19.4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.35" calcext:value-type="float">
            <text:p>21.35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11" calcext:value-type="float">
            <text:p>19.11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88" calcext:value-type="float">
            <text:p>19.88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4.55" calcext:value-type="float">
            <text:p>24.55</text:p>
          </table:table-cell>
          <table:table-cell office:value-type="float" office:value="0.00000022315124663956" calcext:value-type="float">
            <text:p>2.23151246639555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13" calcext:value-type="float">
            <text:p>19.13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69" calcext:value-type="float">
            <text:p>19.69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61" calcext:value-type="float">
            <text:p>23.61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.45" calcext:value-type="float">
            <text:p>30.45</text:p>
          </table:table-cell>
          <table:table-cell office:value-type="float" office:value="0.00000029759448329131" calcext:value-type="float">
            <text:p>2.9759448329131E-0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.79" calcext:value-type="float">
            <text:p>19.7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.03" calcext:value-type="float">
            <text:p>20.03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47" calcext:value-type="float">
            <text:p>23.47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.64" calcext:value-type="float">
            <text:p>20.64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.99" calcext:value-type="float">
            <text:p>21.99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2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4.38" calcext:value-type="float">
            <text:p>24.38</text:p>
          </table:table-cell>
          <table:table-cell office:value-type="float" office:value="0.00000029859595319263" calcext:value-type="float">
            <text:p>2.98595953192627E-0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9" calcext:value-type="float">
            <text:p>21.29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82" calcext:value-type="float">
            <text:p>24.82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4" calcext:value-type="float">
            <text:p>21.34</text:p>
          </table:table-cell>
          <table:table-cell office:value-type="float" office:value="3.59696784384126E-063" calcext:value-type="float">
            <text:p>3.59696784384126E-63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.36" calcext:value-type="float">
            <text:p>22.36</text:p>
          </table:table-cell>
          <table:table-cell office:value-type="float" office:value="2.96460471085032E-052" calcext:value-type="float">
            <text:p>2.96460471085032E-5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7.37" calcext:value-type="float">
            <text:p>37.37</text:p>
          </table:table-cell>
          <table:table-cell office:value-type="float" office:value="1.98449292904813E-020" calcext:value-type="float">
            <text:p>1.98449292904813E-20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7" calcext:value-type="float">
            <text:p>21.67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78" calcext:value-type="float">
            <text:p>24.78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6" calcext:value-type="float">
            <text:p>21.16</text:p>
          </table:table-cell>
          <table:table-cell office:value-type="float" office:value="3.41793306810405E-071" calcext:value-type="float">
            <text:p>3.41793306810405E-7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.08" calcext:value-type="float">
            <text:p>22.08</text:p>
          </table:table-cell>
          <table:table-cell office:value-type="float" office:value="5.28534595398415E-046" calcext:value-type="float">
            <text:p>5.28534595398415E-4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2.16" calcext:value-type="float">
            <text:p>32.16</text:p>
          </table:table-cell>
          <table:table-cell office:value-type="float" office:value="2.1229848662808E-020" calcext:value-type="float">
            <text:p>2.1229848662808E-2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8" calcext:value-type="float">
            <text:p>21.38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1" calcext:value-type="float">
            <text:p>22.51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17" calcext:value-type="float">
            <text:p>27.17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" calcext:value-type="float">
            <text:p>20.72</text:p>
          </table:table-cell>
          <table:table-cell office:value-type="float" office:value="1.99281410045899E-069" calcext:value-type="float">
            <text:p>1.99281410045899E-6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.78" calcext:value-type="float">
            <text:p>22.78</text:p>
          </table:table-cell>
          <table:table-cell office:value-type="float" office:value="3.33078800953111E-042" calcext:value-type="float">
            <text:p>3.33078800953111E-4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0.56" calcext:value-type="float">
            <text:p>30.56</text:p>
          </table:table-cell>
          <table:table-cell office:value-type="float" office:value="3.01688368197911E-023" calcext:value-type="float">
            <text:p>3.01688368197911E-23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59" calcext:value-type="float">
            <text:p>21.59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08" calcext:value-type="float">
            <text:p>22.08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46" calcext:value-type="float">
            <text:p>25.46</text:p>
          </table:table-cell>
          <table:table-cell office:value-type="float" office:value="1.43544497048471E-026" calcext:value-type="float">
            <text:p>1.43544497048471E-2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53" calcext:value-type="float">
            <text:p>21.53</text:p>
          </table:table-cell>
          <table:table-cell office:value-type="float" office:value="1.45988350050551E-061" calcext:value-type="float">
            <text:p>1.45988350050551E-6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.93" calcext:value-type="float">
            <text:p>24.93</text:p>
          </table:table-cell>
          <table:table-cell office:value-type="float" office:value="7.39028300063999E-038" calcext:value-type="float">
            <text:p>7.39028300063999E-3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.6" calcext:value-type="float">
            <text:p>30.6</text:p>
          </table:table-cell>
          <table:table-cell office:value-type="float" office:value="3.23521066066215E-019" calcext:value-type="float">
            <text:p>3.23521066066215E-1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77" calcext:value-type="float">
            <text:p>21.77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74" calcext:value-type="float">
            <text:p>22.74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.68" calcext:value-type="float">
            <text:p>28.68</text:p>
          </table:table-cell>
          <table:table-cell office:value-type="float" office:value="1.44504911586778E-026" calcext:value-type="float">
            <text:p>1.44504911586778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71" calcext:value-type="float">
            <text:p>21.71</text:p>
          </table:table-cell>
          <table:table-cell office:value-type="float" office:value="7.35396705409366E-061" calcext:value-type="float">
            <text:p>7.35396705409366E-6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.66" calcext:value-type="float">
            <text:p>22.66</text:p>
          </table:table-cell>
          <table:table-cell office:value-type="float" office:value="5.37346413976735E-035" calcext:value-type="float">
            <text:p>5.37346413976735E-35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0.44" calcext:value-type="float">
            <text:p>30.44</text:p>
          </table:table-cell>
          <table:table-cell office:value-type="float" office:value="4.3224386810157E-018" calcext:value-type="float">
            <text:p>4.3224386810157E-1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85" calcext:value-type="float">
            <text:p>21.85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21" calcext:value-type="float">
            <text:p>22.21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.68" calcext:value-type="float">
            <text:p>26.68</text:p>
          </table:table-cell>
          <table:table-cell office:value-type="float" office:value="1.4450496685986E-026" calcext:value-type="float">
            <text:p>1.4450496685986E-2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25" calcext:value-type="float">
            <text:p>22.25</text:p>
          </table:table-cell>
          <table:table-cell office:value-type="float" office:value="7.95260424230351E-065" calcext:value-type="float">
            <text:p>7.95260424230351E-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68" calcext:value-type="float">
            <text:p>22.68</text:p>
          </table:table-cell>
          <table:table-cell office:value-type="float" office:value="1.86680251771488E-048" calcext:value-type="float">
            <text:p>1.86680251771488E-48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3.42" calcext:value-type="float">
            <text:p>43.42</text:p>
          </table:table-cell>
          <table:table-cell office:value-type="float" office:value="4.21150692980468E-018" calcext:value-type="float">
            <text:p>4.21150692980468E-18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53" calcext:value-type="float">
            <text:p>23.53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91" calcext:value-type="float">
            <text:p>26.91</text:p>
          </table:table-cell>
          <table:table-cell office:value-type="float" office:value="1.43524244231846E-026" calcext:value-type="float">
            <text:p>1.43524244231846E-2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17" calcext:value-type="float">
            <text:p>23.17</text:p>
          </table:table-cell>
          <table:table-cell office:value-type="float" office:value="1.77565447291479E-078" calcext:value-type="float">
            <text:p>1.77565447291479E-7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.35" calcext:value-type="float">
            <text:p>24.35</text:p>
          </table:table-cell>
          <table:table-cell office:value-type="float" office:value="4.50571634763412E-049" calcext:value-type="float">
            <text:p>4.50571634763412E-49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1.18" calcext:value-type="float">
            <text:p>31.18</text:p>
          </table:table-cell>
          <table:table-cell office:value-type="float" office:value="3.10172625943575E-023" calcext:value-type="float">
            <text:p>3.10172625943575E-23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03" calcext:value-type="float">
            <text:p>23.03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42" calcext:value-type="float">
            <text:p>23.42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66" calcext:value-type="float">
            <text:p>26.66</text:p>
          </table:table-cell>
          <table:table-cell office:value-type="float" office:value="1.44504846565162E-026" calcext:value-type="float">
            <text:p>1.44504846565162E-2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82" calcext:value-type="float">
            <text:p>22.82</text:p>
          </table:table-cell>
          <table:table-cell office:value-type="float" office:value="1.05295067889318E-076" calcext:value-type="float">
            <text:p>1.05295067889318E-7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.33" calcext:value-type="float">
            <text:p>24.33</text:p>
          </table:table-cell>
          <table:table-cell office:value-type="float" office:value="3.72389202876619E-053" calcext:value-type="float">
            <text:p>3.72389202876619E-5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32.02" calcext:value-type="float">
            <text:p>32.02</text:p>
          </table:table-cell>
          <table:table-cell office:value-type="float" office:value="6.60394588413895E-024" calcext:value-type="float">
            <text:p>6.60394588413895E-24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05" calcext:value-type="float">
            <text:p>23.05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.25" calcext:value-type="float">
            <text:p>23.25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.69" calcext:value-type="float">
            <text:p>26.69</text:p>
          </table:table-cell>
          <table:table-cell office:value-type="float" office:value="1.44504965795642E-026" calcext:value-type="float">
            <text:p>1.44504965795642E-2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.72" calcext:value-type="float">
            <text:p>22.72</text:p>
          </table:table-cell>
          <table:table-cell office:value-type="float" office:value="2.18695378308167E-078" calcext:value-type="float">
            <text:p>2.18695378308167E-7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.55" calcext:value-type="float">
            <text:p>23.55</text:p>
          </table:table-cell>
          <table:table-cell office:value-type="float" office:value="1.5524072156872E-047" calcext:value-type="float">
            <text:p>1.5524072156872E-4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6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9.81" calcext:value-type="float">
            <text:p>39.81</text:p>
          </table:table-cell>
          <table:table-cell office:value-type="float" office:value="5.96824528398749E-024" calcext:value-type="float">
            <text:p>5.96824528398749E-24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18" calcext:value-type="float">
            <text:p>29.18</text:p>
          </table:table-cell>
          <table:table-cell office:value-type="float" office:value="2.99602871307237E-043" calcext:value-type="float">
            <text:p>2.99602871307237E-4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.14" calcext:value-type="float">
            <text:p>31.14</text:p>
          </table:table-cell>
          <table:table-cell office:value-type="float" office:value="6.73679497586949E-053" calcext:value-type="float">
            <text:p>6.73679497586949E-53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.18" calcext:value-type="float">
            <text:p>41.18</text:p>
          </table:table-cell>
          <table:table-cell office:value-type="float" office:value="1.14658658711167E-035" calcext:value-type="float">
            <text:p>1.14658658711167E-35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44" calcext:value-type="float">
            <text:p>30.44</text:p>
          </table:table-cell>
          <table:table-cell office:value-type="float" office:value="2.37971740310669E-294" calcext:value-type="float">
            <text:p>2.37971740310669E-294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28" calcext:value-type="float">
            <text:p>32.28</text:p>
          </table:table-cell>
          <table:table-cell office:value-type="float" office:value="2.58225381319489E-139" calcext:value-type="float">
            <text:p>2.58225381319489E-139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.87" calcext:value-type="float">
            <text:p>52.87</text:p>
          </table:table-cell>
          <table:table-cell office:value-type="float" office:value="2.1227050268941E-052" calcext:value-type="float">
            <text:p>2.1227050268941E-52</text:p>
          </table:table-cell>
          <table:table-cell office:value-type="float" office:value="194.6" calcext:value-type="float">
            <text:p>194.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61" calcext:value-type="float">
            <text:p>32.61</text:p>
          </table:table-cell>
          <table:table-cell office:value-type="float" office:value="7.77781507393975E-040" calcext:value-type="float">
            <text:p>7.77781507393975E-40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65" calcext:value-type="float">
            <text:p>33.65</text:p>
          </table:table-cell>
          <table:table-cell office:value-type="float" office:value="3.79430965859772E-037" calcext:value-type="float">
            <text:p>3.79430965859772E-37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71" calcext:value-type="float">
            <text:p>45.71</text:p>
          </table:table-cell>
          <table:table-cell office:value-type="float" office:value="5.39820856904521E-033" calcext:value-type="float">
            <text:p>5.39820856904521E-33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.61" calcext:value-type="float">
            <text:p>34.61</text:p>
          </table:table-cell>
          <table:table-cell office:value-type="float" office:value="5.26044023218857E-185" calcext:value-type="float">
            <text:p>5.26044023218857E-185</text:p>
          </table:table-cell>
          <table:table-cell office:value-type="float" office:value="46.49" calcext:value-type="float">
            <text:p>46.4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.62" calcext:value-type="float">
            <text:p>37.62</text:p>
          </table:table-cell>
          <table:table-cell office:value-type="float" office:value="9.06384952873112E-139" calcext:value-type="float">
            <text:p>9.06384952873112E-139</text:p>
          </table:table-cell>
          <table:table-cell office:value-type="float" office:value="44.65" calcext:value-type="float">
            <text:p>44.6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.35" calcext:value-type="float">
            <text:p>70.35</text:p>
          </table:table-cell>
          <table:table-cell office:value-type="float" office:value="2.13158012830854E-048" calcext:value-type="float">
            <text:p>2.13158012830854E-48</text:p>
          </table:table-cell>
          <table:table-cell office:value-type="float" office:value="254.86" calcext:value-type="float">
            <text:p>254.8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9" calcext:value-type="float">
            <text:p>38.79</text:p>
          </table:table-cell>
          <table:table-cell office:value-type="float" office:value="1.602709742135E-032" calcext:value-type="float">
            <text:p>1.602709742135E-32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.45" calcext:value-type="float">
            <text:p>41.45</text:p>
          </table:table-cell>
          <table:table-cell office:value-type="float" office:value="5.74113597357608E-033" calcext:value-type="float">
            <text:p>5.74113597357608E-33</text:p>
          </table:table-cell>
          <table:table-cell office:value-type="float" office:value="21.29" calcext:value-type="float">
            <text:p>21.2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68" calcext:value-type="float">
            <text:p>57.68</text:p>
          </table:table-cell>
          <table:table-cell office:value-type="float" office:value="5.25683341655801E-026" calcext:value-type="float">
            <text:p>5.25683341655801E-26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85" calcext:value-type="float">
            <text:p>59.85</text:p>
          </table:table-cell>
          <table:table-cell office:value-type="float" office:value="3.31285160069131E-074" calcext:value-type="float">
            <text:p>3.31285160069131E-74</text:p>
          </table:table-cell>
          <table:table-cell office:value-type="float" office:value="98.42" calcext:value-type="float">
            <text:p>98.4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.23" calcext:value-type="float">
            <text:p>50.23</text:p>
          </table:table-cell>
          <table:table-cell office:value-type="float" office:value="1.65963134041034E-109" calcext:value-type="float">
            <text:p>1.65963134041034E-109</text:p>
          </table:table-cell>
          <table:table-cell office:value-type="float" office:value="194.18" calcext:value-type="float">
            <text:p>194.1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4.94" calcext:value-type="float">
            <text:p>164.94</text:p>
          </table:table-cell>
          <table:table-cell office:value-type="float" office:value="1.28488832789876E-049" calcext:value-type="float">
            <text:p>1.28488832789876E-49</text:p>
          </table:table-cell>
          <table:table-cell office:value-type="float" office:value="503.82" calcext:value-type="float">
            <text:p>503.8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.86" calcext:value-type="float">
            <text:p>30.86</text:p>
          </table:table-cell>
          <table:table-cell office:value-type="float" office:value="1.23616832457302E-051" calcext:value-type="float">
            <text:p>1.23616832457302E-51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.7" calcext:value-type="float">
            <text:p>30.7</text:p>
          </table:table-cell>
          <table:table-cell office:value-type="float" office:value="3.36364643645586E-054" calcext:value-type="float">
            <text:p>3.36364643645586E-54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4.42" calcext:value-type="float">
            <text:p>44.42</text:p>
          </table:table-cell>
          <table:table-cell office:value-type="float" office:value="1.24949113619751E-036" calcext:value-type="float">
            <text:p>1.24949113619751E-36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.33" calcext:value-type="float">
            <text:p>31.33</text:p>
          </table:table-cell>
          <table:table-cell office:value-type="float" office:value="2.94789038269984E-237" calcext:value-type="float">
            <text:p>2.94789038269984E-237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3.01" calcext:value-type="float">
            <text:p>33.01</text:p>
          </table:table-cell>
          <table:table-cell office:value-type="float" office:value="7.48263028223254E-095" calcext:value-type="float">
            <text:p>7.48263028223254E-95</text:p>
          </table:table-cell>
          <table:table-cell office:value-type="float" office:value="78.14" calcext:value-type="float">
            <text:p>78.1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2.3" calcext:value-type="float">
            <text:p>122.3</text:p>
          </table:table-cell>
          <table:table-cell office:value-type="float" office:value="5.19081615352993E-051" calcext:value-type="float">
            <text:p>5.19081615352993E-51</text:p>
          </table:table-cell>
          <table:table-cell office:value-type="float" office:value="664.18" calcext:value-type="float">
            <text:p>664.1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4" calcext:value-type="float">
            <text:p>33.4</text:p>
          </table:table-cell>
          <table:table-cell office:value-type="float" office:value="3.89756653287465E-036" calcext:value-type="float">
            <text:p>3.89756653287465E-36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.98" calcext:value-type="float">
            <text:p>34.98</text:p>
          </table:table-cell>
          <table:table-cell office:value-type="float" office:value="5.94583258546045E-037" calcext:value-type="float">
            <text:p>5.94583258546045E-37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.84" calcext:value-type="float">
            <text:p>48.84</text:p>
          </table:table-cell>
          <table:table-cell office:value-type="float" office:value="2.93657928325684E-028" calcext:value-type="float">
            <text:p>2.93657928325684E-28</text:p>
          </table:table-cell>
          <table:table-cell office:value-type="float" office:value="42.45" calcext:value-type="float">
            <text:p>42.4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.09" calcext:value-type="float">
            <text:p>35.09</text:p>
          </table:table-cell>
          <table:table-cell office:value-type="float" office:value="3.24806844243725E-204" calcext:value-type="float">
            <text:p>3.24806844243725E-204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.24" calcext:value-type="float">
            <text:p>40.24</text:p>
          </table:table-cell>
          <table:table-cell office:value-type="float" office:value="2.28724652342387E-073" calcext:value-type="float">
            <text:p>2.28724652342387E-73</text:p>
          </table:table-cell>
          <table:table-cell office:value-type="float" office:value="205.76" calcext:value-type="float">
            <text:p>205.76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62.23" calcext:value-type="float">
            <text:p>162.23</text:p>
          </table:table-cell>
          <table:table-cell office:value-type="float" office:value="5.50709375803166E-053" calcext:value-type="float">
            <text:p>5.50709375803166E-53</text:p>
          </table:table-cell>
          <table:table-cell office:value-type="float" office:value="970.42" calcext:value-type="float">
            <text:p>970.4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.35" calcext:value-type="float">
            <text:p>41.35</text:p>
          </table:table-cell>
          <table:table-cell office:value-type="float" office:value="1.49836899734938E-029" calcext:value-type="float">
            <text:p>1.49836899734938E-29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.04" calcext:value-type="float">
            <text:p>43.04</text:p>
          </table:table-cell>
          <table:table-cell office:value-type="float" office:value="9.45825084709675E-030" calcext:value-type="float">
            <text:p>9.45825084709675E-30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2.23" calcext:value-type="float">
            <text:p>62.23</text:p>
          </table:table-cell>
          <table:table-cell office:value-type="float" office:value="1.0124646959862E-032" calcext:value-type="float">
            <text:p>1.0124646959862E-32</text:p>
          </table:table-cell>
          <table:table-cell office:value-type="float" office:value="104.88" calcext:value-type="float">
            <text:p>104.8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7.26" calcext:value-type="float">
            <text:p>47.26</text:p>
          </table:table-cell>
          <table:table-cell office:value-type="float" office:value="7.82944857330232E-251" calcext:value-type="float">
            <text:p>7.82944857330232E-251</text:p>
          </table:table-cell>
          <table:table-cell office:value-type="float" office:value="211.61" calcext:value-type="float">
            <text:p>211.6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.43" calcext:value-type="float">
            <text:p>50.43</text:p>
          </table:table-cell>
          <table:table-cell office:value-type="float" office:value="3.24546518269163E-113" calcext:value-type="float">
            <text:p>3.24546518269163E-113</text:p>
          </table:table-cell>
          <table:table-cell office:value-type="float" office:value="422.91" calcext:value-type="float">
            <text:p>422.9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.88761555523237E-052" calcext:value-type="float">
            <text:p>6.88761555523237E-52</text:p>
          </table:table-cell>
          <table:table-cell office:value-type="float" office:value="1327.5" calcext:value-type="float">
            <text:p>1327.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.78" calcext:value-type="float">
            <text:p>29.78</text:p>
          </table:table-cell>
          <table:table-cell office:value-type="float" office:value="6.51140918940288E-042" calcext:value-type="float">
            <text:p>6.51140918940288E-42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.8" calcext:value-type="float">
            <text:p>31.8</text:p>
          </table:table-cell>
          <table:table-cell office:value-type="float" office:value="8.28287367717057E-047" calcext:value-type="float">
            <text:p>8.28287367717057E-47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4.9" calcext:value-type="float">
            <text:p>44.9</text:p>
          </table:table-cell>
          <table:table-cell office:value-type="float" office:value="1.2746592437066E-033" calcext:value-type="float">
            <text:p>1.2746592437066E-33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.07" calcext:value-type="float">
            <text:p>31.07</text:p>
          </table:table-cell>
          <table:table-cell office:value-type="float" office:value="7.65908121700714E-252" calcext:value-type="float">
            <text:p>7.65908121700714E-252</text:p>
          </table:table-cell>
          <table:table-cell office:value-type="float" office:value="30.97" calcext:value-type="float">
            <text:p>30.9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.76" calcext:value-type="float">
            <text:p>33.76</text:p>
          </table:table-cell>
          <table:table-cell office:value-type="float" office:value="1.21452985696509E-138" calcext:value-type="float">
            <text:p>1.21452985696509E-138</text:p>
          </table:table-cell>
          <table:table-cell office:value-type="float" office:value="88.79" calcext:value-type="float">
            <text:p>88.7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5.66" calcext:value-type="float">
            <text:p>155.66</text:p>
          </table:table-cell>
          <table:table-cell office:value-type="float" office:value="1.74787569385978E-048" calcext:value-type="float">
            <text:p>1.74787569385978E-48</text:p>
          </table:table-cell>
          <table:table-cell office:value-type="float" office:value="753.47" calcext:value-type="float">
            <text:p>753.47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.06" calcext:value-type="float">
            <text:p>34.06</text:p>
          </table:table-cell>
          <table:table-cell office:value-type="float" office:value="8.808756321268E-028" calcext:value-type="float">
            <text:p>8.808756321268E-28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.95" calcext:value-type="float">
            <text:p>37.95</text:p>
          </table:table-cell>
          <table:table-cell office:value-type="float" office:value="2.00735233933971E-034" calcext:value-type="float">
            <text:p>2.00735233933971E-34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6.29197020036273E-028" calcext:value-type="float">
            <text:p>6.29197020036273E-28</text:p>
          </table:table-cell>
          <table:table-cell office:value-type="float" office:value="46.69" calcext:value-type="float">
            <text:p>46.69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.63" calcext:value-type="float">
            <text:p>43.63</text:p>
          </table:table-cell>
          <table:table-cell office:value-type="float" office:value="1.04117546126598E-162" calcext:value-type="float">
            <text:p>1.04117546126598E-162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.21" calcext:value-type="float">
            <text:p>41.21</text:p>
          </table:table-cell>
          <table:table-cell office:value-type="float" office:value="1.06555646952104E-119" calcext:value-type="float">
            <text:p>1.06555646952104E-119</text:p>
          </table:table-cell>
          <table:table-cell office:value-type="float" office:value="186.22" calcext:value-type="float">
            <text:p>186.2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0.7" calcext:value-type="float">
            <text:p>70.7</text:p>
          </table:table-cell>
          <table:table-cell office:value-type="float" office:value="2.39182062585765E-049" calcext:value-type="float">
            <text:p>2.39182062585765E-4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1.5" calcext:value-type="float">
            <text:p>41.5</text:p>
          </table:table-cell>
          <table:table-cell office:value-type="float" office:value="7.79341456958805E-030" calcext:value-type="float">
            <text:p>7.79341456958805E-30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8.24" calcext:value-type="float">
            <text:p>48.24</text:p>
          </table:table-cell>
          <table:table-cell office:value-type="float" office:value="8.91959102462918E-032" calcext:value-type="float">
            <text:p>8.91959102462918E-32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6.75" calcext:value-type="float">
            <text:p>66.75</text:p>
          </table:table-cell>
          <table:table-cell office:value-type="float" office:value="5.52422940504662E-027" calcext:value-type="float">
            <text:p>5.52422940504662E-27</text:p>
          </table:table-cell>
          <table:table-cell office:value-type="float" office:value="180.64" calcext:value-type="float">
            <text:p>180.64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.7" calcext:value-type="float">
            <text:p>49.7</text:p>
          </table:table-cell>
          <table:table-cell office:value-type="float" office:value="3.79070717178652E-164" calcext:value-type="float">
            <text:p>3.79070717178652E-164</text:p>
          </table:table-cell>
          <table:table-cell office:value-type="float" office:value="259.02" calcext:value-type="float">
            <text:p>259.0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4.97" calcext:value-type="float">
            <text:p>94.97</text:p>
          </table:table-cell>
          <table:table-cell office:value-type="float" office:value="3.69589677830498E-115" calcext:value-type="float">
            <text:p>3.69589677830498E-115</text:p>
          </table:table-cell>
          <table:table-cell office:value-type="float" office:value="439.82" calcext:value-type="float">
            <text:p>439.82</text:p>
          </table:table-cell>
        </table:table-row>
        <table:table-row table:style-name="ro1">
          <table:table-cell office:value-type="string" calcext:value-type="string">
            <text:p>8react</text:p>
          </table:table-cell>
          <table:table-cell office:value-type="string" calcext:value-type="string">
            <text:p>loose</text:p>
          </table:table-cell>
          <table:table-cell office:value-type="string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76.29" calcext:value-type="float">
            <text:p>276.29</text:p>
          </table:table-cell>
          <table:table-cell office:value-type="float" office:value="1.82976946851472E-049" calcext:value-type="float">
            <text:p>1.82976946851472E-49</text:p>
          </table:table-cell>
          <table:table-cell office:value-type="float" office:value="1165.65" calcext:value-type="float">
            <text:p>1165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09:45:04.968623632</dc:date>
    <meta:editing-duration>PT6M4S</meta:editing-duration>
    <meta:editing-cycles>2</meta:editing-cycles>
    <meta:generator>LibreOffice/7.0.4.2$Linux_X86_64 LibreOffice_project/00$Build-2</meta:generator>
    <meta:document-statistic meta:table-count="1" meta:cell-count="1630" meta:object-count="0"/>
  </office:meta>
</office:document-meta>
</file>